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Asteroi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Asteroi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Asteroi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8];[.A82])" office:value-type="float" office:value="51" calcext:value-type="float" table:number-columns-spanned="2" table:number-rows-spanned="1">
            <text:p>51</text:p>
          </table:table-cell>
          <table:covered-table-cell/>
          <table:table-cell table:style-name="ce12" table:formula="of:=COUNTIF([.$F$8:.$F$78];[.A82])" office:value-type="float" office:value="51" calcext:value-type="float" table:number-columns-spanned="2" table:number-rows-spanned="1">
            <text:p>51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8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8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8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8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8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38:'DATE (YY-MM-DD)'.F40 'DATE (YY-MM-DD)'.F42:'DATE (YY-MM-DD)'.F42 'DATE (YY-MM-DD)'.F44:'DATE (YY-MM-DD)'.F47 'DATE (YY-MM-DD)'.F49:'DATE (YY-MM-DD)'.F52 'DATE (YY-MM-DD)'.F54:'DATE (YY-MM-DD)'.F54 'DATE (YY-MM-DD)'.F56:'DATE (YY-MM-DD)'.F57 'DATE (YY-MM-DD)'.F59:'DATE (YY-MM-DD)'.F61 'DATE (YY-MM-DD)'.F63:'DATE (YY-MM-DD)'.F70 'DATE (YY-MM-DD)'.F72:'DATE (YY-MM-DD)'.F72 'DATE (YY-MM-DD)'.F74:'DATE (YY-MM-DD)'.F74 'DATE (YY-MM-DD)'.F76:'DATE (YY-MM-DD)'.F76 'DATE (YY-MM-DD)'.F78:'DATE (YY-MM-DD)'.F78 'DATE (YY-MM-DD)'.D38:'DATE (YY-MM-DD)'.D40 'DATE (YY-MM-DD)'.D42:'DATE (YY-MM-DD)'.D42 'DATE (YY-MM-DD)'.D44:'DATE (YY-MM-DD)'.D47 'DATE (YY-MM-DD)'.D49:'DATE (YY-MM-DD)'.D52 'DATE (YY-MM-DD)'.D54:'DATE (YY-MM-DD)'.D54 'DATE (YY-MM-DD)'.D56:'DATE (YY-MM-DD)'.D57 'DATE (YY-MM-DD)'.D59:'DATE (YY-MM-DD)'.D61 'DATE (YY-MM-DD)'.D63:'DATE (YY-MM-DD)'.D70 'DATE (YY-MM-DD)'.D72:'DATE (YY-MM-DD)'.D72 'DATE (YY-MM-DD)'.D74:'DATE (YY-MM-DD)'.D74 'DATE (YY-MM-DD)'.D76:'DATE (YY-MM-DD)'.D76 'DATE (YY-MM-DD)'.D78:'DATE (YY-MM-DD)'.D78 'DATE (YY-MM-DD)'.D8:'DATE (YY-MM-DD)'.D35 'DATE (YY-MM-DD)'.F8:'DATE (YY-MM-DD)'.F35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2T22:05:37.531000000</dc:date>
    <meta:editing-duration>P2DT17H8M41S</meta:editing-duration>
    <meta:editing-cycles>203</meta:editing-cycles>
    <meta:generator>LibreOffice/24.8.1.2$Windows_X86_64 LibreOffice_project/87fa9aec1a63e70835390b81c40bb8993f1d4ff6</meta:generator>
    <meta:document-statistic meta:table-count="1" meta:cell-count="245" meta:object-count="0"/>
  </office:meta>
</office:document-meta>
</file>